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1fcc" officeooo:paragraph-rsid="001d1fcc"/>
    </style:style>
    <style:style style:name="P2" style:family="paragraph" style:parent-style-name="Standard">
      <style:text-properties fo:font-weight="bold" officeooo:rsid="001d1fcc" officeooo:paragraph-rsid="001d1fcc" style:font-weight-asian="bold" style:font-weight-complex="bold"/>
    </style:style>
    <style:style style:name="P3" style:family="paragraph" style:parent-style-name="Standard">
      <style:text-properties fo:font-weight="bold" officeooo:rsid="001f43bb" officeooo:paragraph-rsid="001f43bb" style:font-weight-asian="bold" style:font-weight-complex="bold"/>
    </style:style>
    <style:style style:name="P4" style:family="paragraph" style:parent-style-name="Standard">
      <style:text-properties officeooo:rsid="001e1034" officeooo:paragraph-rsid="001e1034"/>
    </style:style>
    <style:style style:name="P5" style:family="paragraph" style:parent-style-name="Standard">
      <style:text-properties fo:font-weight="normal" officeooo:rsid="001f43bb" officeooo:paragraph-rsid="001f43bb" style:font-weight-asian="normal" style:font-weight-complex="normal"/>
    </style:style>
    <style:style style:name="P6" style:family="paragraph" style:parent-style-name="Standard">
      <style:text-properties fo:font-weight="normal" officeooo:rsid="001f43bb" officeooo:paragraph-rsid="0020523f" style:font-weight-asian="normal" style:font-weight-complex="normal"/>
    </style:style>
    <style:style style:name="P7" style:family="paragraph" style:parent-style-name="Standard">
      <style:text-properties fo:font-weight="normal" officeooo:rsid="001d1fcc" officeooo:paragraph-rsid="0020523f" style:font-weight-asian="normal" style:font-weight-complex="normal"/>
    </style:style>
    <style:style style:name="P8" style:family="paragraph" style:parent-style-name="Standard">
      <style:text-properties fo:font-weight="normal" officeooo:rsid="0020523f" officeooo:paragraph-rsid="0020523f" style:font-weight-asian="normal" style:font-weight-complex="normal"/>
    </style:style>
    <style:style style:name="P9" style:family="paragraph" style:parent-style-name="Standard">
      <style:text-properties fo:font-weight="normal" officeooo:rsid="001e1034" officeooo:paragraph-rsid="0020523f" style:font-weight-asian="normal" style:font-weight-complex="normal"/>
    </style:style>
    <style:style style:name="P10" style:family="paragraph" style:parent-style-name="Standard">
      <style:text-properties fo:font-weight="normal" officeooo:rsid="001f43bb" officeooo:paragraph-rsid="0020523f" style:font-weight-asian="normal" style:font-weight-complex="normal"/>
    </style:style>
    <style:style style:name="P11" style:family="paragraph" style:parent-style-name="Standard">
      <style:text-properties fo:font-weight="normal" officeooo:rsid="0020523f" officeooo:paragraph-rsid="0020523f" style:font-weight-asian="normal" style:font-weight-complex="normal"/>
    </style:style>
    <style:style style:name="P12" style:family="paragraph" style:parent-style-name="Standard">
      <style:text-properties fo:font-weight="normal" officeooo:rsid="002192f5" officeooo:paragraph-rsid="002192f5" style:font-weight-asian="normal" style:font-weight-complex="normal"/>
    </style:style>
    <style:style style:name="T1" style:family="text">
      <style:text-properties officeooo:rsid="001e1034"/>
    </style:style>
    <style:style style:name="T2" style:family="text">
      <style:text-properties officeooo:rsid="001f43bb"/>
    </style:style>
    <style:style style:name="T3" style:family="text">
      <style:text-properties officeooo:rsid="0020523f"/>
    </style:style>
    <style:style style:name="T4" style:family="text">
      <style:text-properties officeooo:rsid="002077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TYP ZAKŁADKI PRACOWNICY:</text:p>
      <text:p text:style-name="P1"/>
      <text:p text:style-name="P2">Cykl użytkowania:</text:p>
      <text:p text:style-name="P1">Etap 1: Wyszukiwarka, szukanie pewnego zakresu pracowników do pracy na nich. Na tym etapie wysyłamy "search_employee" i odbieramy "employee_results". Wysyła zapytania o rezultaty po kliknięciu przycisku X, po Z sekundach od nic-nie-wpisywania, po kliknięciu na klawiaturze Y. Jeśli wszystko poszło poprawnie to przechodzimy do etapu 2.</text:p>
      <text:p text:style-name="P1">Etap 2: Mamy listę użytkowników: każdy element listy jest generowany dynamicznie przez odpowiednią funkcję i tworzy obiekt employeeListItem (FUNKCJA addEmployeeListItem). Na liście możemy wybrać odpowiedni element, wówczas on się rozwinie i stworzy dynamicznie obiekt <text:s/>employeeTab (FUNKCJA <text:s text:c="2"/>addEmployeeTab). <text:span text:style-name="T1">Generowane są zapytania do serwera: "employee_data_details", odbieramy: </text:span>"employee_details_results"</text:p>
      <text:p text:style-name="P1"><text:tab/>Możemy zaznaczać elementy na liście i potem czynić z nimi określone akcje wypisane na górze ekranu. Operujemy tutaj na zewnętrznych modułach (np. addTaskModule, addLeaveModule). Do użytkowania owych akcji używamy poniższych funkcji</text:p>
      <text:p text:style-name="P1">- exportEmployees, printEmployees, addTask, addLeave, addReplacement (3 ostatnie są zewnętrzne).</text:p>
      <text:p text:style-name="P1">Etap 3: W każdej karcie pracownika możemy, prócz oglądnięcia przedstawionych z serwera danych <text:span text:style-name="T1">(typu adres, nr telefonu, statystyka) podjąć odpowiednie akcje (lub zwinąć tab’a). </text:span></text:p>
      <text:p text:style-name="P4">- Edit Data – które jest obsługiwane przez zewnętrzny moduł, tworzony jest dynamicznie obiekt, funkcja editDataEmployee</text:p>
      <text:p text:style-name="P4">- Show Contract – które jest obsługiwane przez zewnętrzny moduł (dyn. Obiekt, funkcja showContract) bądź <text:span text:style-name="T2">tworzy BEZSTRATNE przekierowanie (powrót z niego nie oznacza ponownego wczytania danych z serwera)</text:span></text:p>
      <text:p text:style-name="P4">- <text:span text:style-name="T2">Ratios, Work Data - ustawianie przedziałów. Obsługujemy to poprzez wgrane funkcje reloadRatios(Period), reloadWorkData(Period). Funkcje te generują zapytania do serwera „employee_ratios_period”, „employee_workdata_period”. Otrzymujemy analogiczne z dopiskiem „_results”. Same przedziały DOKŁADNE ustalane są przez moduł periodSetter – czysto po stronie klienta.</text:span></text:p>
      <text:p text:style-name="P4"/>
      <text:p text:style-name="P3">JSONy:</text:p>
      <text:p text:style-name="P5">"search_employee" = JSON{</text:p>
      <text:p text:style-name="P5"><text:tab/>name: ""</text:p>
      <text:p text:style-name="P5"><text:tab/>surname: ""</text:p>
      <text:p text:style-name="P5"><text:tab/>section: ""</text:p>
      <text:p text:style-name="P5"><text:tab/>birthplace: "" ... itd, wszystkie wyszukiwane w pasku wartości</text:p>
      <text:p text:style-name="P5"><text:tab/>type: "search_employee" </text:p>
      <text:p text:style-name="P5"><text:tab/>sorting_type: tablica dla powyższych pól typu {1: "ascending",2: "descending",3: "ascending"}</text:p>
      <text:p text:style-name="P5">}</text:p>
      <text:p text:style-name="P5">"employee_results" = JSON{</text:p>
      <text:p text:style-name="P5"><text:tab/>employees: Array( … {jeden wpis}, {drugi wpis}, …)</text:p>
      <text:p text:style-name="P5"><text:tab/>status_code: 0/1/2 (GOOD = 0, NO_RESULTS = 1, ERROR = 2)</text:p>
      <text:p text:style-name="P6"><text:tab/>type: "employee_<text:span text:style-name="T3">results</text:span>" </text:p>
      <text:p text:style-name="P5">}</text:p>
      <text:p text:style-name="P9">"employee_data_details" = JSON{</text:p>
      <text:p text:style-name="P8"><text:tab/>user_id: liczba</text:p>
      <text:p text:style-name="P8"><text:tab/>type: „employee_data_details”</text:p>
      <text:p text:style-name="P8">}</text:p>
      <text:p text:style-name="P7">"employee_details_results" <text:span text:style-name="T3">= JSON{</text:span></text:p>
      <text:p text:style-name="P8"><text:tab/>name: „”</text:p>
      <text:p text:style-name="P8"><text:tab/>surname: „”</text:p>
      <text:p text:style-name="P8"><text:soft-page-break/><text:tab/>phone: „”</text:p>
      <text:p text:style-name="P8"><text:tab/>photo_path: „”</text:p>
      <text:p text:style-name="P8"><text:tab/>… reszta danych niezbędnych do wyświetlenia tabu</text:p>
      <text:p text:style-name="P8"><text:tab/>type: „employeee_details_results”</text:p>
      <text:p text:style-name="P8"><text:tab/>status_code: 0/2</text:p>
      <text:p text:style-name="P8"><text:tab/></text:p>
      <text:p text:style-name="P8">}</text:p>
      <text:p text:style-name="P8"/>
      <text:p text:style-name="P6">„employee_ratios_period”, „employee_workdata_period” = JSON{</text:p>
      <text:p text:style-name="P8"><text:tab/>period_start: DATA</text:p>
      <text:p text:style-name="P8"><text:tab/>period_end: DATA</text:p>
      <text:p text:style-name="P8"><text:tab/>type: to albo to drugie</text:p>
      <text:p text:style-name="P8"><text:tab/>user_id: ID </text:p>
      <text:p text:style-name="P8">}</text:p>
      <text:p text:style-name="P8">powyższe <text:span text:style-name="T4">2</text:span> + „_results” = JSON{</text:p>
      <text:p text:style-name="P8"><text:tab/>ratios/workData: [tablica] bądź zestaw zmiennych (np. „companyEfficiency”: …., „leaveTime”: ….)</text:p>
      <text:p text:style-name="P8"><text:tab/>status_code: 0/1/2</text:p>
      <text:p text:style-name="P12"><text:tab/>type: tak jak tytuły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8:10:49.855578170</meta:creation-date>
    <meta:generator>LibreOffice/6.0.7.3$Linux_X86_64 LibreOffice_project/00m0$Build-3</meta:generator>
    <dc:date>2019-02-14T16:23:06.456015039</dc:date>
    <meta:editing-duration>PT15M58S</meta:editing-duration>
    <meta:editing-cycles>3</meta:editing-cycles>
    <meta:document-statistic meta:table-count="0" meta:image-count="0" meta:object-count="0" meta:page-count="2" meta:paragraph-count="49" meta:word-count="369" meta:character-count="2948" meta:non-whitespace-character-count="2590"/>
  </office:meta>
</office:document-meta>
</file>